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6pt" style:font-size-asian="16pt" style:font-size-complex="16pt"/>
    </style:style>
    <style:style style:name="P2" style:family="paragraph" style:parent-style-name="Standard">
      <style:text-properties fo:color="#ff0000" style:font-name="Segoe UI" fo:font-size="16pt" style:font-size-asian="16pt" style:font-size-complex="16pt"/>
    </style:style>
    <style:style style:name="P3" style:family="paragraph" style:parent-style-name="Standard">
      <style:text-properties fo:color="#ff0000" style:font-name="Segoe UI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ff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e76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klärung einer Eigenheit des <text:span text:style-name="T1">Dokuments</text:span></text:p>
      <text:p text:style-name="P1"/>
      <text:p text:style-name="P1">Wie Ihnen sicher schon aufgefallen ist, stimmen die Namen des gesendeten Bewerbungsschreibens und des <text:span text:style-name="T1">Dokuments</text:span> nicht überein. Ich kann Ihnen <text:span text:style-name="T3">jedoch </text:span>versichern, dass es sich offiziell um dieselbe Person handelt. Ich bin transgeschlechtlich und habe noch keine offizielle Namensänderung abgeschlossen, ohne die ich mein Zeugnis leider noch nicht auf meinen Namen <text:span text:style-name="T1">NAME</text:span> umschreiben lassen kann. Ein Arbeitsvertrag müsste daher vorläufig auf den Namen <text:span text:style-name="T1">DEADNAME </text:span>begonnen und kurz darauf - nach der Ausgabe des Amtsbeschlusses – auf den Namen <text:span text:style-name="T1">NAME</text:span> aktualisiert werden. Ich bitte darum, auch jetzt schon als <text:span text:style-name="T1">NAME</text:span> angesprochen zu werden.</text:p>
      <text:p text:style-name="P1"/>
      <text:p text:style-name="P2">[Name]</text:p>
      <text:p text:style-name="P2"/>
      <text:p text:style-name="P2"><text:s text:c="24"/><text:span text:style-name="T2">Handschriftliche Unterschrift,</text:span></text:p>
      <text:p text:style-name="P3"><text:s text:c="24"/>bitte vor dem Ausdrucken lösch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lena Schmidt</meta:initial-creator>
    <meta:creation-date>2020-03-11T11:25:41.05</meta:creation-date>
    <dc:date>2020-05-09T19:00:20.493000000</dc:date>
    <meta:editing-duration>PT8M27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5" meta:word-count="104" meta:character-count="784" meta:non-whitespace-character-count="636"/>
  </office:meta>
</office:document-meta>
</file>